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D1D24142.png"/>
  <manifest:file-entry manifest:media-type="" manifest:full-path="Pictures/TablePreview1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lyt-aqua-title">
      <style:graphic-properties fo:min-height="3.256cm"/>
    </style:style>
    <style:style style:name="pr2" style:family="presentation" style:parent-style-name="lyt-aqua-subtitle">
      <style:graphic-properties draw:fill-color="#ffffff" fo:min-height="11.25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draw:auto-grow-height="true" fo:min-height="3.507cm"/>
    </style:style>
    <style:style style:name="pr5" style:family="presentation" style:parent-style-name="lyt-aqua-outline1">
      <style:graphic-properties fo:min-height="11.25cm"/>
    </style:style>
    <style:style style:name="pr6" style:family="presentation" style:parent-style-name="lyt-aqua-notes">
      <style:graphic-properties draw:fill-color="#ffffff" fo:min-height="13.114cm"/>
    </style:style>
    <style:style style:name="pr7" style:family="presentation" style:parent-style-name="lyt-aqua-outline1">
      <style:graphic-properties draw:auto-grow-height="true" fo:min-height="5cm"/>
    </style:style>
    <style:style style:name="pr8" style:family="presentation" style:parent-style-name="lyt-aqua-outline1">
      <style:graphic-properties draw:auto-grow-height="true" fo:min-height="11.501cm"/>
    </style:style>
    <style:style style:name="pr9" style:family="presentation" style:parent-style-name="lyt-aqua-outline1">
      <style:graphic-properties draw:auto-grow-height="true" fo:min-height="14.031cm"/>
    </style:style>
    <style:style style:name="co1" style:family="table-column">
      <style:table-column-properties style:column-width="2.073cm" style:use-optimal-column-width="false"/>
    </style:style>
    <style:style style:name="co2" style:family="table-column">
      <style:table-column-properties style:column-width="2.071cm" style:use-optimal-column-width="false"/>
    </style:style>
    <style:style style:name="co3" style:family="table-column">
      <style:table-column-properties style:column-width="2.089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sub 58%" fo:font-size="32pt" style:font-size-asian="32pt" style:font-size-complex="32pt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style:text-position="0% 100%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rečioji paskaita<text:tab/></text:p>
          </draw:text-box>
        </draw:frame>
        <draw:frame presentation:style-name="pr2" draw:layer="layout" svg:width="24.599cm" svg:height="11.25cm" svg:x="2cm" svg:y="5.625cm" presentation:class="subtitle" presentation:user-transformed="true">
          <draw:text-box>
            <text:p>Programos paleidimo parametrai</text:p>
            <text:p>Vertimas tarp skaičiavimo sistemų</text:p>
            <text:p/>
            <text:p><text:span text:style-name="T1">Julius Andrikonis</text:span></text:p>
            <text:p><text:span text:style-name="T1"><text:a xlink:href="mailto:julius.andrikonis@mif.vu.lt">julius.andrikonis@mif.vu.lt</text:a></text:span></text:p>
            <text:p><text:span text:style-name="T1">Matematikos ir informatikos fakultetas</text:span></text:p>
            <text:p><text:span text:style-name="T1">Vilniaus universitet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gramos paleidimo parametrai</text:p>
          </draw:text-box>
        </draw:frame>
        <draw:frame presentation:style-name="pr5" draw:layer="layout" svg:width="24.599cm" svg:height="11.629cm" svg:x="2cm" svg:y="5.5cm" presentation:class="outline" presentation:user-transformed="true">
          <draw:text-box>
            <text:list text:style-name="L2">
              <text:list-item>
                <text:p>Programos paleidimo parametrų simbolių skaičius saugomas [ES:80h] baite.</text:p>
              </text:list-item>
              <text:list-item>
                <text:p>Programos paleidimo parametrai saugomi nuo [ES:81h] baito.</text:p>
              </text:list-item>
              <text:list-item>
                <text:p>Atmintyje pirmiau saugoma jaunesnysis, po to vyresnysis baitai;</text:p>
              </text:list-item>
              <text:list-item>
                <text:p>Iš atminties pirmiau skaitoma į jaunesnįjį (pvz., AL), po to į vyresnįjį (pvz., AH) baitą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Vertimas į dešimtainę sistemą</text:p>
          </draw:text-box>
        </draw:frame>
        <draw:frame presentation:style-name="pr5" draw:layer="layout" svg:width="24.599cm" svg:height="12.08cm" svg:x="2cm" svg:y="5.5cm" presentation:class="outline" presentation:user-transformed="true">
          <draw:text-box>
            <text:list text:style-name="L2">
              <text:list-item>
                <text:p>4321<text:span text:style-name="T2">10</text:span><text:tab/>=1 + 2*10 + 3*100 + 4*1000</text:p>
                <text:p><text:tab/><text:tab/><text:tab/>=1*10<text:span text:style-name="T3">0</text:span> + 2*10<text:span text:style-name="T3">1</text:span> + 3*10<text:span text:style-name="T3">2</text:span> + 4*10<text:span text:style-name="T3">3</text:span></text:p>
              </text:list-item>
              <text:list-item>
                <text:p>4321<text:span text:style-name="T4">16</text:span><text:tab/>= 1*16<text:span text:style-name="T3">0</text:span> + 2*16<text:span text:style-name="T3">1</text:span> + 3*16<text:span text:style-name="T3">2</text:span> + 4*16<text:span text:style-name="T3">3</text:span></text:p>
                <text:p><text:span text:style-name="T5"><text:tab/></text:span><text:span text:style-name="T5"><text:tab/></text:span><text:span text:style-name="T5"><text:tab/></text:span><text:span text:style-name="T5">= 1 + 32 + 768 + 16384 = 17185</text:span><text:span text:style-name="T4">10</text:span></text:p>
              </text:list-item>
              <text:list-item>
                <text:p><text:span text:style-name="T5">10111</text:span><text:span text:style-name="T4">2</text:span><text:span text:style-name="T5"><text:tab/></text:span><text:span text:style-name="T5">= 1*2</text:span><text:span text:style-name="T3">0</text:span><text:span text:style-name="T5"> + 1*2</text:span><text:span text:style-name="T3">1</text:span><text:span text:style-name="T5"> + 1*2</text:span><text:span text:style-name="T3">2</text:span><text:span text:style-name="T5"> + 0*2</text:span><text:span text:style-name="T3">3</text:span><text:span text:style-name="T5"> + 1*2</text:span><text:span text:style-name="T3">4</text:span></text:p>
                <text:p><text:span text:style-name="T5"><text:tab/></text:span><text:span text:style-name="T5"><text:tab/></text:span><text:span text:style-name="T5"><text:tab/></text:span><text:span text:style-name="T5">= 1 + 2 + 4 + 0 + 16 = 23</text:span><text:span text:style-name="T4">1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aqua" presentation:presentation-page-layout-name="AL3T17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Vertimas tarp šešioliktainės ir dvejetainės sistemų</text:p>
          </draw:text-box>
        </draw:frame>
        <draw:frame presentation:style-name="pr7" draw:layer="layout" svg:width="24.599cm" svg:height="7.307cm" svg:x="2cm" svg:y="5.193cm" presentation:class="outline" presentation:user-transformed="true">
          <draw:text-box>
            <text:list text:style-name="L2">
              <text:list-item>
                <text:p>Vienas šešioliktainis skaitmuo = </text:p>
                <text:p><text:tab/><text:tab/>keturi dvejetainiai skaitmenys</text:p>
              </text:list-item>
              <text:list-item>
                <text:p>1A2B<text:span text:style-name="T4">16</text:span> = 0001 1010 0010 1011<text:span text:style-name="T4">2</text:span></text:p>
              </text:list-item>
              <text:list-item>
                <text:p>101101011<text:span text:style-name="T4">2</text:span> = 0001 0110 1011<text:span text:style-name="T4">2</text:span> = 16B<text:span text:style-name="T4">16</text:span></text:p>
              </text:list-item>
            </text:list>
          </draw:text-box>
        </draw:frame>
        <draw:frame draw:style-name="standard" draw:layer="layout" svg:width="6.216cm" svg:height="7.783cm" svg:x="14.104cm" svg:y="12.406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8</text:p>
              </table:table-cell>
              <table:table-cell>
                <text:p text:style-name="P2">1000</text:p>
              </table:table-cell>
              <table:table-cell>
                <text:p text:style-name="P2">8</text:p>
              </table:table-cell>
            </table:table-row>
            <table:table-row table:style-name="ro1" table:default-cell-style-name="ce1">
              <table:table-cell>
                <text:p text:style-name="P2">9</text:p>
              </table:table-cell>
              <table:table-cell>
                <text:p text:style-name="P2">1001</text:p>
              </table:table-cell>
              <table:table-cell>
                <text:p text:style-name="P2">9</text:p>
              </table:table-cell>
            </table:table-row>
            <table:table-row table:style-name="ro1" table:default-cell-style-name="ce1">
              <table:table-cell>
                <text:p text:style-name="P2">A</text:p>
              </table:table-cell>
              <table:table-cell>
                <text:p text:style-name="P2">1010</text:p>
              </table:table-cell>
              <table:table-cell>
                <text:p text:style-name="P2">10</text:p>
              </table:table-cell>
            </table:table-row>
            <table:table-row table:style-name="ro1" table:default-cell-style-name="ce1">
              <table:table-cell>
                <text:p text:style-name="P2">B</text:p>
              </table:table-cell>
              <table:table-cell>
                <text:p text:style-name="P2">1011</text:p>
              </table:table-cell>
              <table:table-cell>
                <text:p text:style-name="P2">11</text:p>
              </table:table-cell>
            </table:table-row>
            <table:table-row table:style-name="ro1" table:default-cell-style-name="ce1">
              <table:table-cell>
                <text:p text:style-name="P2">C</text:p>
              </table:table-cell>
              <table:table-cell>
                <text:p text:style-name="P2">1100</text:p>
              </table:table-cell>
              <table:table-cell>
                <text:p text:style-name="P2">12</text:p>
              </table:table-cell>
            </table:table-row>
            <table:table-row table:style-name="ro1" table:default-cell-style-name="ce1">
              <table:table-cell>
                <text:p text:style-name="P2">D</text:p>
              </table:table-cell>
              <table:table-cell>
                <text:p text:style-name="P2">1101</text:p>
              </table:table-cell>
              <table:table-cell>
                <text:p text:style-name="P2">13</text:p>
              </table:table-cell>
            </table:table-row>
            <table:table-row table:style-name="ro1" table:default-cell-style-name="ce1">
              <table:table-cell>
                <text:p text:style-name="P2">E</text:p>
              </table:table-cell>
              <table:table-cell>
                <text:p text:style-name="P2">1110</text:p>
              </table:table-cell>
              <table:table-cell>
                <text:p text:style-name="P2">14</text:p>
              </table:table-cell>
            </table:table-row>
            <table:table-row table:style-name="ro1" table:default-cell-style-name="ce1">
              <table:table-cell>
                <text:p text:style-name="P2">F</text:p>
              </table:table-cell>
              <table:table-cell>
                <text:p text:style-name="P2">1111</text:p>
              </table:table-cell>
              <table:table-cell>
                <text:p text:style-name="P2">1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266cm" svg:height="7.783cm" svg:x="5.066cm" svg:y="12.517cm">
          <table:table table:template-name="default">
            <table:table-column table:style-name="co3"/>
            <table:table-column table:style-name="co3"/>
            <table:table-column table:style-name="co3"/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0000</text:p>
              </table:table-cell>
              <table:table-cell>
                <text:p text:style-name="P2">0</text:p>
              </table:table-cell>
            </table:table-row>
            <table:table-row table:style-name="ro1" table:default-cell-style-name="ce1">
              <table:table-cell>
                <text:p text:style-name="P2">1</text:p>
              </table:table-cell>
              <table:table-cell>
                <text:p text:style-name="P2">0001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1">
              <table:table-cell>
                <text:p text:style-name="P2">2</text:p>
              </table:table-cell>
              <table:table-cell>
                <text:p text:style-name="P2">0010</text:p>
              </table:table-cell>
              <table:table-cell>
                <text:p text:style-name="P2">2</text:p>
              </table:table-cell>
            </table:table-row>
            <table:table-row table:style-name="ro1" table:default-cell-style-name="ce1">
              <table:table-cell>
                <text:p text:style-name="P2">3</text:p>
              </table:table-cell>
              <table:table-cell>
                <text:p text:style-name="P2">0011</text:p>
              </table:table-cell>
              <table:table-cell>
                <text:p text:style-name="P2">3</text:p>
              </table:table-cell>
            </table:table-row>
            <table:table-row table:style-name="ro1" table:default-cell-style-name="ce1">
              <table:table-cell>
                <text:p text:style-name="P2">4</text:p>
              </table:table-cell>
              <table:table-cell>
                <text:p text:style-name="P2">0100</text:p>
              </table:table-cell>
              <table:table-cell>
                <text:p text:style-name="P2">4</text:p>
              </table:table-cell>
            </table:table-row>
            <table:table-row table:style-name="ro1" table:default-cell-style-name="ce1">
              <table:table-cell>
                <text:p text:style-name="P2">5</text:p>
              </table:table-cell>
              <table:table-cell>
                <text:p text:style-name="P2">0101</text:p>
              </table:table-cell>
              <table:table-cell>
                <text:p text:style-name="P2">5</text:p>
              </table:table-cell>
            </table:table-row>
            <table:table-row table:style-name="ro1" table:default-cell-style-name="ce1">
              <table:table-cell>
                <text:p text:style-name="P2">6</text:p>
              </table:table-cell>
              <table:table-cell>
                <text:p text:style-name="P2">0110</text:p>
              </table:table-cell>
              <table:table-cell>
                <text:p text:style-name="P2">6</text:p>
              </table:table-cell>
            </table:table-row>
            <table:table-row table:style-name="ro1" table:default-cell-style-name="ce1">
              <table:table-cell>
                <text:p text:style-name="P2">7</text:p>
              </table:table-cell>
              <table:table-cell>
                <text:p text:style-name="P2">0111</text:p>
              </table:table-cell>
              <table:table-cell>
                <text:p text:style-name="P2">7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aqua" presentation:presentation-page-layout-name="AL4T1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Vertimas iš dešimtainės sistemos į šešioliktainę</text:p>
          </draw:text-box>
        </draw:frame>
        <draw:frame draw:name="Object 1" draw:style-name="gr2" draw:layer="layout" svg:width="16.048cm" svg:height="11.492cm" svg:x="2.02cm" svg:y="5.484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8" draw:layer="layout" svg:width="12.003cm" svg:height="11.501cm" svg:x="14.604cm" svg:y="5.5cm" presentation:class="outline">
          <draw:text-box>
            <text:list text:style-name="L2">
              <text:list-item>
                <text:p>4321<text:span text:style-name="T4">10</text:span> = 10E1<text:span text:style-name="T4">1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aqua" presentation:presentation-page-layout-name="AL4T1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Vertimas iš dešimtainės sistemos į dvejetainę</text:p>
          </draw:text-box>
        </draw:frame>
        <draw:frame draw:name="Object 1" draw:style-name="gr2" draw:layer="layout" svg:width="26.604cm" svg:height="14.524cm" svg:x="1.01cm" svg:y="5.388cm" presentation:class="table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8" draw:layer="layout" svg:width="12.003cm" svg:height="11.501cm" svg:x="14.604cm" svg:y="5.5cm" presentation:class="outline">
          <draw:text-box>
            <text:list text:style-name="L2">
              <text:list-item>
                <text:p><text:span text:style-name="T5">3215</text:span><text:span text:style-name="T4">10</text:span> = 110010001111<text:span text:style-name="T4">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kaičiai su ženklu</text:p>
          </draw:text-box>
        </draw:frame>
        <draw:frame presentation:style-name="pr9" draw:layer="layout" svg:width="24.599cm" svg:height="16.174cm" svg:x="1.92cm" svg:y="4.538cm" presentation:class="outline" presentation:user-transformed="true">
          <draw:text-box>
            <text:list text:style-name="L2">
              <text:list-item>
                <text:p>-118 užrašyti į 1 baitą:</text:p>
                <text:list>
                  <text:list-item>
                    <text:p>118<text:span text:style-name="T4">10</text:span>= <text:tab/><text:tab/><text:tab/><text:tab/>0111 0110<text:span text:style-name="T4">2</text:span></text:p>
                  </text:list-item>
                  <text:list-item>
                    <text:p>Invertuojam bitus:<text:tab/>1000 1001</text:p>
                  </text:list-item>
                  <text:list-item>
                    <text:p>Pridedame 1:<text:tab/><text:tab/>1000 1010 = 8Ah</text:p>
                  </text:list-item>
                </text:list>
              </text:list-item>
              <text:list-item>
                <text:p>Koks skaičius užrašytas skaičiaus su ženklu formatu viename baite, kurio reikšmė 8Ah?</text:p>
                <text:list>
                  <text:list-item>
                    <text:p>8Ah=<text:tab/><text:tab/><text:tab/><text:tab/><text:tab/>1000 1010<text:span text:style-name="T4">2</text:span></text:p>
                  </text:list-item>
                  <text:list-item>
                    <text:p>Invertuojam bitus:<text:tab/>0111 0101</text:p>
                  </text:list-item>
                  <text:list-item>
                    <text:p>Pridedame 1:<text:tab/><text:tab/>0111 0110<text:span text:style-name="T4">2</text:span> = 118<text:span text:style-name="T4">10</text:span></text:p>
                  </text:list-item>
                  <text:list-item>
                    <text:p><text:span text:style-name="T6">Atsakymas: -118</text:span><text:span text:style-name="T4">1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lt" fo:country="L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4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is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3" draw:layer="backgroundobjects" svg:width="6.523cm" svg:height="1.448cm" svg:x="1.7cm" svg:y="18.2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876cm" svg:y="18.2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376cm" svg:y="18.231cm" presentation:class="page-number">
        <draw:text-box>
          <text:p text:style-name="MP5"><text:span text:style-name="MT1"><text:page-number>&lt;numeris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er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lius Andrikonis</meta:initial-creator>
    <meta:creation-date>2009-09-10T13:03:50.46</meta:creation-date>
    <meta:editing-duration>PT8H34M50S</meta:editing-duration>
    <meta:editing-cycles>23</meta:editing-cycles>
    <dc:date>2011-09-21T10:29:30.62</dc:date>
    <dc:creator>Julius Andrikonis</dc:creator>
    <meta:generator>OpenOffice.org/3.3$Win32 OpenOffice.org_project/330m20$Build-9567</meta:generator>
    <meta:printed-by>Julius Andrikonis</meta:printed-by>
    <meta:print-date>2011-09-21T10:29:07.19</meta:print-date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72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40pt" style:font-size-asian="40pt" style:font-size-complex="40pt"/>
    </style:style>
    <style:style style:name="ce2" style:family="table-cell" style:parent-style-name="Default">
      <style:table-cell-properties fo:border-bottom="0.035cm solid #000000" fo:border-left="none" fo:border-right="none" fo:border-top="none"/>
      <style:text-properties fo:font-size="40pt" style:font-size-asian="40pt" style:font-size-complex="40pt"/>
    </style:style>
    <style:style style:name="ce3" style:family="table-cell" style:parent-style-name="Default">
      <style:text-properties fo:font-size="40pt" fo:font-weight="bold" style:font-size-asian="40pt" style:font-weight-asian="bold" style:font-size-complex="40pt" style:font-weight-complex="bold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start" fo:margin-left="0cm"/>
      <style:text-properties fo:font-size="40pt" style:font-size-asian="40pt" style:font-size-complex="40pt"/>
    </style:style>
    <style:style style:name="gr1" style:family="graphic">
      <style:graphic-properties svg:stroke-width="0.1cm" draw:marker-start="" draw:marker-start-width="0.65cm" draw:marker-end="Rounded_20_large_20_Arrow" draw:marker-end-width="0.65cm" draw:stroke-linejoin="none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</office:automatic-styles>
  <office:body>
    <office:spreadsheet>
      <table:table table:name="Lakštas1" table:style-name="ta1" table:print="false">
        <table:table-column table:style-name="co1" table:number-columns-repeated="5" table:default-cell-style-name="ce4"/>
        <table:table-column table:style-name="co2" table:number-columns-repeated="1019" table:default-cell-style-name="ce4"/>
        <table:table-row table:style-name="ro1">
          <table:table-cell table:style-name="ce1" office:value-type="float" office:value="4321">
            <text:p>4321</text:p>
          </table:table-cell>
          <table:table-cell table:style-name="ce5" office:value-type="float" office:value="16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2" table:formula="of:=[.B2]*[.B1]" office:value-type="float" office:value="4320">
            <text:p>4320</text:p>
          </table:table-cell>
          <table:table-cell table:style-name="ce1" table:formula="of:=INT([.A1]/[.B1])" office:value-type="float" office:value="270">
            <text:p>270</text:p>
          </table:table-cell>
          <table:table-cell table:style-name="ce5" table:formula="of:=[.B1]" office:value-type="float" office:value="16">
            <text:p>16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3" table:formula="of:=[.A1]-[.A2]" office:value-type="float" office:value="1">
            <text:p>1</text:p>
          </table:table-cell>
          <table:table-cell table:style-name="ce2" table:formula="of:=[.C3]*[.C2]" office:value-type="float" office:value="256">
            <text:p>256</text:p>
          </table:table-cell>
          <table:table-cell table:style-name="ce1" table:formula="of:=INT([.B2]/[.C2])" office:value-type="float" office:value="16">
            <text:p>16</text:p>
          </table:table-cell>
          <table:table-cell table:style-name="ce5" table:formula="of:=[.C2]" office:value-type="float" office:value="16">
            <text:p>16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>
            <draw:line table:end-cell-address="Lakštas1.D7" table:end-x="1.168cm" table:end-y="0.385cm" draw:z-index="0" draw:style-name="gr1" draw:text-style-name="P1" svg:x1="11.121cm" svg:y1="5.536cm" svg:x2="2.205cm" svg:y2="0.67cm">
              <text:p/>
            </draw:line>
          </table:table-cell>
          <table:table-cell table:style-name="ce3" table:formula="of:=[.B2]-[.B3]" office:value-type="float" office:value="14">
            <text:p>14</text:p>
          </table:table-cell>
          <table:table-cell table:style-name="ce2" table:formula="of:=[.D4]*[.D3]" office:value-type="float" office:value="16">
            <text:p>16</text:p>
          </table:table-cell>
          <table:table-cell table:style-name="ce1" table:formula="of:=INT([.C3]/[.D3])" office:value-type="float" office:value="1">
            <text:p>1</text:p>
          </table:table-cell>
          <table:table-cell table:style-name="ce5" table:formula="of:=[.D3]"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3" table:formula="of:=[.C3]-[.C4]" office:value-type="float" office:value="0">
            <text:p>0</text:p>
          </table:table-cell>
          <table:table-cell table:style-name="ce2" table:formula="of:=[.E5]*[.E4]" office:value-type="float" office:value="0">
            <text:p>0</text:p>
          </table:table-cell>
          <table:table-cell table:style-name="ce1" table:formula="of:=INT([.D4]/[.E4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3" table:formula="of:=[.D4]-[.D5]" office:value-type="float" office:value="1">
            <text:p>1</text:p>
          </table:table-cell>
          <table:table-cell table:style-name="ce1"/>
          <table:table-cell table:number-columns-repeated="1019"/>
        </table:table-row>
        <table:table-row table:style-name="ro2" table:number-rows-repeated="6552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lt" fo:country="LT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lt" fo:country="L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0">2009-09-10</text:date>, <text:time>14:37:29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able-cell-properties fo:border-bottom="0.035cm solid #000000" fo:border-left="none" fo:border-right="none" fo:border-top="none"/>
      <style:text-properties fo:font-size="24pt" style:font-size-asian="24pt" style:font-size-complex="24pt"/>
    </style:style>
    <style:style style:name="ce3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ext-properties fo:font-size="20pt" style:font-size-asian="20pt" style:font-size-complex="20pt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start" fo:margin-left="0cm"/>
      <style:text-properties fo:font-size="24pt" style:font-size-asian="24pt" style:font-size-complex="24pt"/>
    </style:style>
    <style:style style:name="ce6" style:family="table-cell" style:parent-style-name="Default">
      <style:table-cell-properties fo:border="none"/>
      <style:text-properties fo:font-size="24pt" style:font-size-asian="24pt" style:font-size-complex="24pt"/>
    </style:style>
    <style:style style:name="ce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gr1" style:family="graphic">
      <style:graphic-properties svg:stroke-width="0.1cm" draw:marker-start="" draw:marker-start-width="0.65cm" draw:marker-end="Rounded_20_large_20_Arrow" draw:marker-end-width="0.65cm" draw:stroke-linejoin="none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</office:automatic-styles>
  <office:body>
    <office:spreadsheet>
      <table:table table:name="Lakštas1" table:style-name="ta1" table:print="false">
        <table:table-column table:style-name="co1" table:number-columns-repeated="13" table:default-cell-style-name="ce4"/>
        <table:table-column table:style-name="co2" table:number-columns-repeated="1010" table:default-cell-style-name="ce4"/>
        <table:table-row table:style-name="ro1">
          <table:table-cell table:style-name="ce1" office:value-type="float" office:value="3215">
            <text:p>3215</text:p>
          </table:table-cell>
          <table:table-cell table:style-name="ce5" office:value-type="float" office:value="2">
            <text:p>2</text:p>
          </table:table-cell>
          <table:table-cell table:style-name="ce1" table:number-columns-repeated="11"/>
          <table:table-cell table:number-columns-repeated="1010"/>
        </table:table-row>
        <table:table-row table:style-name="ro1">
          <table:table-cell table:style-name="ce2" table:formula="of:=[.B2]*[.B1]" office:value-type="float" office:value="3214">
            <text:p>3214</text:p>
          </table:table-cell>
          <table:table-cell table:style-name="ce1" table:formula="of:=INT([.A1]/[.B1])" office:value-type="float" office:value="1607">
            <text:p>1607</text:p>
          </table:table-cell>
          <table:table-cell table:style-name="ce5" table:formula="of:=[.B1]" office:value-type="float" office:value="2">
            <text:p>2</text:p>
          </table:table-cell>
          <table:table-cell table:style-name="ce1" table:number-columns-repeated="10"/>
          <table:table-cell table:number-columns-repeated="1010"/>
        </table:table-row>
        <table:table-row table:style-name="ro1">
          <table:table-cell table:style-name="ce3" table:formula="of:=[.A1]-[.A2]" office:value-type="float" office:value="1">
            <text:p>1</text:p>
          </table:table-cell>
          <table:table-cell table:style-name="ce2" table:formula="of:=[.C3]*[.C2]" office:value-type="float" office:value="1606">
            <text:p>1606</text:p>
          </table:table-cell>
          <table:table-cell table:style-name="ce1" table:formula="of:=INT([.B2]/[.C2])" office:value-type="float" office:value="803">
            <text:p>803</text:p>
          </table:table-cell>
          <table:table-cell table:style-name="ce5" table:formula="of:=[.C2]" office:value-type="float" office:value="2">
            <text:p>2</text:p>
          </table:table-cell>
          <table:table-cell table:style-name="ce1" table:number-columns-repeated="9"/>
          <table:table-cell table:number-columns-repeated="1010"/>
        </table:table-row>
        <table:table-row table:style-name="ro1">
          <table:table-cell table:style-name="ce1">
            <draw:line table:end-cell-address="Lakštas1.K14" table:end-x="1.728cm" table:end-y="0.767cm" draw:z-index="0" draw:style-name="gr1" draw:text-style-name="P1" svg:x1="22.885cm" svg:y1="11.188cm" svg:x2="1.377cm" svg:y2="0.222cm">
              <text:p/>
            </draw:line>
          </table:table-cell>
          <table:table-cell table:style-name="ce3" table:formula="of:=[.B2]-[.B3]" office:value-type="float" office:value="1">
            <text:p>1</text:p>
          </table:table-cell>
          <table:table-cell table:style-name="ce2" table:formula="of:=[.D4]*[.D3]" office:value-type="float" office:value="802">
            <text:p>802</text:p>
          </table:table-cell>
          <table:table-cell table:style-name="ce1" table:formula="of:=INT([.C3]/[.D3])" office:value-type="float" office:value="401">
            <text:p>401</text:p>
          </table:table-cell>
          <table:table-cell table:style-name="ce5" table:formula="of:=[.D3]" office:value-type="float" office:value="2">
            <text:p>2</text:p>
          </table:table-cell>
          <table:table-cell table:style-name="ce1" table:number-columns-repeated="8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3" table:formula="of:=[.C3]-[.C4]" office:value-type="float" office:value="1">
            <text:p>1</text:p>
          </table:table-cell>
          <table:table-cell table:style-name="ce2" table:formula="of:=[.E5]*[.E4]" office:value-type="float" office:value="400">
            <text:p>400</text:p>
          </table:table-cell>
          <table:table-cell table:style-name="ce1" table:formula="of:=INT([.D4]/[.E4])" office:value-type="float" office:value="200">
            <text:p>200</text:p>
          </table:table-cell>
          <table:table-cell table:style-name="ce5" table:formula="of:=[.E4]" office:value-type="float" office:value="2">
            <text:p>2</text:p>
          </table:table-cell>
          <table:table-cell table:style-name="ce1" table:number-columns-repeated="7"/>
          <table:table-cell table:number-columns-repeated="1010"/>
        </table:table-row>
        <table:table-row table:style-name="ro1">
          <table:table-cell table:style-name="ce1" table:number-columns-repeated="3"/>
          <table:table-cell table:style-name="ce3" table:formula="of:=[.D4]-[.D5]" office:value-type="float" office:value="1">
            <text:p>1</text:p>
          </table:table-cell>
          <table:table-cell table:style-name="ce2" table:formula="of:=[.F6]*[.F5]" office:value-type="float" office:value="200">
            <text:p>200</text:p>
          </table:table-cell>
          <table:table-cell table:style-name="ce1" table:formula="of:=INT([.E5]/[.F5])" office:value-type="float" office:value="100">
            <text:p>100</text:p>
          </table:table-cell>
          <table:table-cell table:style-name="ce5" table:formula="of:=[.F5]" office:value-type="float" office:value="2">
            <text:p>2</text:p>
          </table:table-cell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3" table:formula="of:=[.E5]-[.E6]" office:value-type="float" office:value="0">
            <text:p>0</text:p>
          </table:table-cell>
          <table:table-cell table:style-name="ce2" table:formula="of:=[.G7]*[.G6]" office:value-type="float" office:value="100">
            <text:p>100</text:p>
          </table:table-cell>
          <table:table-cell table:style-name="ce1" table:formula="of:=INT([.F6]/[.G6])" office:value-type="float" office:value="50">
            <text:p>50</text:p>
          </table:table-cell>
          <table:table-cell table:style-name="ce5" table:formula="of:=[.G6]" office:value-type="float" office:value="2">
            <text:p>2</text:p>
          </table:table-cell>
          <table:table-cell table:style-name="ce1" table:number-columns-repeated="5"/>
          <table:table-cell table:number-columns-repeated="1010"/>
        </table:table-row>
        <table:table-row table:style-name="ro1">
          <table:table-cell table:style-name="ce1" table:number-columns-repeated="5"/>
          <table:table-cell table:style-name="ce3" table:formula="of:=[.F6]-[.F7]" office:value-type="float" office:value="0">
            <text:p>0</text:p>
          </table:table-cell>
          <table:table-cell table:style-name="ce2" table:formula="of:=[.H8]*[.H7]" office:value-type="float" office:value="50">
            <text:p>50</text:p>
          </table:table-cell>
          <table:table-cell table:style-name="ce1" table:formula="of:=INT([.G7]/[.H7])" office:value-type="float" office:value="25">
            <text:p>25</text:p>
          </table:table-cell>
          <table:table-cell table:style-name="ce5" table:formula="of:=[.H7]" office:value-type="float" office:value="2">
            <text:p>2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6"/>
          <table:table-cell table:style-name="ce3" table:formula="of:=[.G7]-[.G8]" office:value-type="float" office:value="0">
            <text:p>0</text:p>
          </table:table-cell>
          <table:table-cell table:style-name="ce2" table:formula="of:=[.I9]*[.I8]" office:value-type="float" office:value="24">
            <text:p>24</text:p>
          </table:table-cell>
          <table:table-cell table:style-name="ce1" table:formula="of:=INT([.H8]/[.I8])" office:value-type="float" office:value="12">
            <text:p>12</text:p>
          </table:table-cell>
          <table:table-cell table:style-name="ce5" table:formula="of:=[.I8]" office:value-type="float" office:value="2">
            <text:p>2</text:p>
          </table:table-cell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7"/>
          <table:table-cell table:style-name="ce3" table:formula="of:=[.H8]-[.H9]" office:value-type="float" office:value="1">
            <text:p>1</text:p>
          </table:table-cell>
          <table:table-cell table:style-name="ce2" table:formula="of:=[.J10]*[.J9]" office:value-type="float" office:value="12">
            <text:p>12</text:p>
          </table:table-cell>
          <table:table-cell table:style-name="ce1" table:formula="of:=INT([.I9]/[.J9])" office:value-type="float" office:value="6">
            <text:p>6</text:p>
          </table:table-cell>
          <table:table-cell table:style-name="ce5" table:formula="of:=[.J9]" office:value-type="float" office:value="2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8"/>
          <table:table-cell table:style-name="ce3" table:formula="of:=[.I9]-[.I10]" office:value-type="float" office:value="0">
            <text:p>0</text:p>
          </table:table-cell>
          <table:table-cell table:style-name="ce2" table:formula="of:=[.K11]*[.K10]" office:value-type="float" office:value="6">
            <text:p>6</text:p>
          </table:table-cell>
          <table:table-cell table:style-name="ce1" table:formula="of:=INT([.J10]/[.K10])" office:value-type="float" office:value="3">
            <text:p>3</text:p>
          </table:table-cell>
          <table:table-cell table:style-name="ce5" table:formula="of:=[.K10]" office:value-type="float" office:value="2">
            <text:p>2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3" table:formula="of:=[.J10]-[.J11]" office:value-type="float" office:value="0">
            <text:p>0</text:p>
          </table:table-cell>
          <table:table-cell table:style-name="ce2" table:formula="of:=[.L12]*[.L11]" office:value-type="float" office:value="2">
            <text:p>2</text:p>
          </table:table-cell>
          <table:table-cell table:style-name="ce1" table:formula="of:=INT([.K11]/[.L11])" office:value-type="float" office:value="1">
            <text:p>1</text:p>
          </table:table-cell>
          <table:table-cell table:style-name="ce5" table:formula="of:=[.L11]"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1" table:number-columns-repeated="10"/>
          <table:table-cell table:style-name="ce3" table:formula="of:=[.K11]-[.K12]" office:value-type="float" office:value="1">
            <text:p>1</text:p>
          </table:table-cell>
          <table:table-cell table:style-name="ce2" table:formula="of:=[.M13]*[.M12]" office:value-type="float" office:value="0">
            <text:p>0</text:p>
          </table:table-cell>
          <table:table-cell table:style-name="ce1" table:formula="of:=INT([.L12]/[.M12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table:number-columns-repeated="11"/>
          <table:table-cell table:style-name="ce3" table:formula="of:=[.L12]-[.L13]" office:value-type="float" office:value="1">
            <text:p>1</text:p>
          </table:table-cell>
          <table:table-cell table:style-name="ce6"/>
          <table:table-cell table:number-columns-repeated="1010"/>
        </table:table-row>
        <table:table-row table:style-name="ro2">
          <table:table-cell table:number-columns-repeated="12"/>
          <table:table-cell table:style-name="ce7"/>
          <table:table-cell table:number-columns-repeated="1010"/>
        </table:table-row>
        <table:table-row table:style-name="ro2" table:number-rows-repeated="65520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lt" fo:country="LT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lt" fo:country="L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0">2009-09-10</text:date>, <text:time>14:37:29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